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8b4" officeooo:paragraph-rsid="00053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sbs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5:49:20.806852255</meta:creation-date>
    <dc:date>2019-09-23T15:49:50.050531788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7.3$Linux_X86_64 LibreOffice_project/00m0$Build-3</meta:generator>
  </office:meta>
</office:document-meta>
</file>